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outTest.should_pass_when_verification_p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imeoutTest.should_pass_even_if_first_verification_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meoutTest.should_fail_because_verification_fai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meoutTest.should_try_to_verify_correct_number_of_ti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